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ontroller To Display" table:style-name="ta1" table:print="false"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table:number-columns-spanned="9" table:number-rows-spanned="1">
            <text:p>Display protocol between the controller and OLED Display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table:number-columns-spanned="9" table:number-rows-spanned="1">
            <text:p>This is how data is transferred to the display over RS232 – all data must be sent in a "packet" like below: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tart Char</text:p>
          </table:table-cell>
          <table:table-cell office:value-type="string">
            <text:p>ID</text:p>
          </table:table-cell>
          <table:table-cell office:value-type="string">
            <text:p>Length of Data</text:p>
          </table:table-cell>
          <table:table-cell office:value-type="string">
            <text:p>Data 0</text:p>
          </table:table-cell>
          <table:table-cell office:value-type="string">
            <text:p>Data 1</text:p>
          </table:table-cell>
          <table:table-cell office:value-type="string">
            <text:p>Data 2</text:p>
          </table:table-cell>
          <table:table-cell office:value-type="string">
            <text:p>End Char</text:p>
          </table:table-cell>
          <table:table-cell table:number-columns-repeated="2"/>
        </table:table-row>
        <table:table-row table:style-name="ro1">
          <table:table-cell office:value-type="string">
            <text:p>0x55</text:p>
          </table:table-cell>
          <table:table-cell office:value-type="string" table:number-columns-spanned="5" table:number-rows-spanned="1">
            <text:p>See Below</text:p>
          </table:table-cell>
          <table:covered-table-cell table:number-columns-repeated="4"/>
          <table:table-cell office:value-type="string">
            <text:p>0xAA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>
            <text:p>ID</text:p>
          </table:table-cell>
          <table:table-cell table:number-columns-repeated="8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5" office:value-type="string" table:number-columns-spanned="4" table:number-rows-spanned="1">
            <text:p>Send Gauge Valu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table:number-columns-spanned="4" table:number-rows-spanned="1">
            <text:p>Example: Write value "1000" to the gaug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ID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e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(1)</text:p>
          </table:table-cell>
          <table:table-cell office:value-type="string">
            <text:p>0x0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(2)</text:p>
          </table:table-cell>
          <table:table-cell office:value-type="string">
            <text:p>0xE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 table:number-columns-spanned="4" table:number-rows-spanned="1">
            <text:p>Update Gauge Title</text:p>
          </table:table-cell>
          <table:covered-table-cell table:style-name="ce6"/>
          <table:covered-table-cell table:style-name="ce6"/>
          <table:covered-table-cell table:style-name="ce6"/>
          <table:table-cell table:number-columns-repeated="4"/>
        </table:table-row>
        <table:table-row table:style-name="ro1">
          <table:table-cell/>
          <table:table-cell office:value-type="string" table:number-columns-spanned="4" table:number-rows-spanned="1">
            <text:p>Example: Write "RPM" to the gauge titl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ID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e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(1)</text:p>
          </table:table-cell>
          <table:table-cell table:formula="of:=CODE(&quot;R&quot;)" office:value-type="float" office:value="82">
            <text:p>8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(2)</text:p>
          </table:table-cell>
          <table:table-cell table:formula="of:=CODE(&quot;P&quot;)"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(3)</text:p>
          </table:table-cell>
          <table:table-cell table:formula="of:=CODE(&quot;M&quot;)" office:value-type="float" office:value="77">
            <text:p>7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 table:number-columns-spanned="4" table:number-rows-spanned="1">
            <text:p>Set Gauge max</text:p>
          </table:table-cell>
          <table:covered-table-cell table:style-name="ce6"/>
          <table:covered-table-cell table:style-name="ce6"/>
          <table:covered-table-cell table:style-name="ce6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table:number-columns-spanned="4" table:number-rows-spanned="1">
            <text:p>Example: Set max scale to "8000"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I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e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(1)</text:p>
          </table:table-cell>
          <table:table-cell office:value-type="string">
            <text:p>0x1F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(2)</text:p>
          </table:table-cell>
          <table:table-cell office:value-type="string">
            <text:p>0x4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Send Error Message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>
            <text:p>Example: Send "CAN Error Message"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>
            <text:p>ID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>
            <text:p>Len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>
            <text:p>Data(1)</text:p>
          </table:table-cell>
          <table:table-cell office:value-type="string">
            <text:p>0x01</text:p>
          </table:table-cell>
          <table:table-cell table:number-columns-repeated="6"/>
        </table:table-row>
      </table:table>
      <table:table table:name="Display to Controller" table:style-name="ta1" table:print="false">
        <table:table-column table:style-name="co1" table:default-cell-style-name="Default"/>
        <table:table-row table:style-name="ro1">
          <table:table-cell office:value-type="string">
            <text:p>EG commands from touch screen.</text:p>
          </table:table-cell>
        </table:table-row>
      </table:table>
      <table:table table:name="To Do" table:style-name="ta1" table:print="false">
        <table:table-column table:style-name="co1" table:default-cell-style-name="Default"/>
        <table:table-row table:style-name="ro1">
          <table:table-cell office:value-type="string">
            <text:p>Add a CRC check to the packe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3">23/05/2011</text:date>, <text:time>10:1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4H31M46S</meta:editing-duration>
    <meta:editing-cycles>7</meta:editing-cycles>
    <meta:generator>OpenOffice.org/3.2$Win32 OpenOffice.org_project/320m18$Build-9502</meta:generator>
    <dc:date>2011-05-23T10:12:01.31</dc:date>
    <meta:document-statistic meta:table-count="3" meta:cell-count="59" meta:object-count="0"/>
    <meta:user-defined meta:name="Info 1"/>
    <meta:user-defined meta:name="Info 2"/>
    <meta:user-defined meta:name="Info 3"/>
    <meta:user-defined meta:name="Info 4"/>
  </office:meta>
</office:document-meta>
</file>